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Charter" svg:font-family="Charter, Georgia, serif"/>
    <style:font-face style:name="Liberation Serif" svg:font-family="'Liberation Serif'" style:font-family-generic="roman" style:font-pitch="variable"/>
    <style:font-face style:name="Open Sans" svg:font-family="'Open Sans', Helvetica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system-ui, BlinkMacSystemFont, 'Segoe UI', Roboto, Oxygen-Sans, Ubuntu, Cantarell, 'Helvetica Neue', sans-serif"/>
    <style:font-face style:name="metropolislight" svg:font-family="metropolislight"/>
    <style:font-face style:name="verdana" svg:font-family="verdana, geneva, 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282829" loext:opacity="100%" style:font-name="Candara" fo:font-size="11pt" fo:letter-spacing="normal" fo:font-style="normal" fo:font-weight="bold" officeooo:rsid="001ce971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282829" loext:opacity="100%" style:font-name="Candara" fo:font-size="11pt" fo:letter-spacing="normal" fo:font-style="normal" fo:font-weight="normal" officeooo:rsid="001ce971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ndara" fo:font-size="11pt" style:font-size-asian="11pt" style:font-size-complex="11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282829" loext:opacity="100%" style:font-name="Candara" fo:font-size="11pt" fo:letter-spacing="normal" fo:font-style="normal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282829" loext:opacity="100%" style:font-name="Candara" fo:font-size="11pt" fo:letter-spacing="normal" fo:font-style="normal" fo:font-weight="normal" style:font-size-asian="11pt" style:font-size-complex="11pt"/>
    </style:style>
    <style:style style:name="T1" style:family="text">
      <style:text-properties officeooo:rsid="001ce971"/>
    </style:style>
    <style:style style:name="T2" style:family="text">
      <style:text-properties fo:color="#333333" loext:opacity="100%" style:font-name="Charter" fo:font-size="15.75pt" fo:font-weight="normal"/>
    </style:style>
    <style:style style:name="T3" style:family="text">
      <style:text-properties fo:font-weight="normal" style:font-weight-asian="bold" style:font-weight-complex="bold"/>
    </style:style>
    <style:style style:name="T4" style:family="text">
      <style:text-properties fo:color="#2f2f30" loext:opacity="100%" style:font-name="verdana" fo:font-size="13.5pt"/>
    </style:style>
    <style:style style:name="T5" style:family="text">
      <style:text-properties officeooo:rsid="001d987e"/>
    </style:style>
    <style:style style:name="T6" style:family="text">
      <style:text-properties fo:font-weight="bold"/>
    </style:style>
    <style:style style:name="T7" style:family="text">
      <style:text-properties fo:font-weight="bold" officeooo:rsid="001d987e"/>
    </style:style>
    <style:style style:name="T8" style:family="text">
      <style:text-properties fo:color="#565656" loext:opacity="100%" style:font-name="metropolislight" fo:font-size="12pt"/>
    </style:style>
    <style:style style:name="T9" style:family="text">
      <style:text-properties fo:color="#565656" loext:opacity="100%" style:font-name="metropolislight" fo:font-size="12pt" loext:padding="0cm" loext:border="none"/>
    </style:style>
    <style:style style:name="T10" style:family="text">
      <style:text-properties loext:padding="0cm" loext:border="none"/>
    </style:style>
    <style:style style:name="T11" style:family="text">
      <style:text-properties fo:color="#2a2a2a" loext:opacity="100%"/>
    </style:style>
    <style:style style:name="T12" style:family="text">
      <style:text-properties fo:color="#2a2a2a" loext:opacity="100%" style:font-name="Open Sans" fo:font-size="12pt"/>
    </style:style>
    <style:style style:name="T1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¿</text:span>Por qué un lenguaje de programación sólo puede utilizarse en algunos sistemas operativos y en otros no?</text:p>
      <text:p text:style-name="P5"/>
      <text:p text:style-name="P5">Porque un lenguaje de programación compila a lenguaje ensamblador el cual es ejecutado por el sistema operativo, este lenguaje ensamblador depende de 2 cosas, de la arquitectura del procesador y la interpretación que le de el sistema operativo. Si en la computadora cambia la arquitectura del procesador el lenguaje ensamblador es totalmente diferente y no va a correr.</text:p>
      <text:p text:style-name="P5"/>
      <text:p text:style-name="P5">Ahora sí es la misma arquitectura de procesador y diferente sistema operativo, los ejecutables finales <text:span text:style-name="T1">son</text:span> incompatibles entre sistemas operativos.</text:p>
      <text:p text:style-name="P3"/>
      <text:p text:style-name="P1">¿Qué tipo de máquina virtual soporta virtualBox? </text:p>
      <text:p text:style-name="P1"/>
      <text:p text:style-name="P2">VirtualBox es una aplicación que sirve para hacer máquinas virtuales con instalaciones de sistemas operativos. Esto quiere decir que si tienes un ordenador con Windows, GNU/Linux o incluso macOS, puedes crear una máquina virtual con cualquier otro sistema operativo para utilizarlo dentro del que estés usando.</text:p>
      <text:p text:style-name="P2"/>
      <text:p text:style-name="P2">Las máquinas virtuales de sistema, también llamadas máquinas virtuales de hardware, permiten a la máquina física subyacente multiplicarse entre varias máquinas virtuales, cada una ejecutando su propio sistema operativo. A la capa de software que permite la virtualización se la llama monitor de máquina virtual o hypervisor. </text:p>
      <text:p text:style-name="P2"/>
      <text:p text:style-name="P2"><text:span text:style-name="T7">¿</text:span><text:span text:style-name="T6">Qué función cumple el hypervisor en la virtualización?</text:span> </text:p>
      <text:p text:style-name="P2"/>
      <text:p text:style-name="P2">Un <text:span text:style-name="T10">hipervisor</text:span>, conocido también como monitor de máquinas virtuales, es un proceso que crea y ejecuta máquinas virtuales. Un hipervisor permite que un ordenador host preste soporte a varias máquinas virtuales invitadas mediante el uso compartido virtual de sus recursos, como la memoria y el procesamiento. </text:p>
      <text:p text:style-name="P2"/>
      <text:p text:style-name="P1">Si tengo más de una máquina virtual instalada, y una se rompe, ¿esto afecta a las demás? ¿por qué? </text:p>
      <text:p text:style-name="P2"/>
      <text:p text:style-name="P2">Existen diversos <text:span text:style-name="Strong_20_Emphasis"><text:span text:style-name="T3">usos para las máquinas virtuales</text:span></text:span>, pero ya que permiten <text:span text:style-name="Strong_20_Emphasis"><text:span text:style-name="T3">emular casi cualquier sistema operativo </text:span></text:span>estándar (Windows, GNU/Linux, MacOS, Android, etc.), y dado que se ejecutan en una capa de software diferente y totalmente aislada, uno de los usos más frecuentes es el de <text:span text:style-name="Strong_20_Emphasis"><text:span text:style-name="T3">probar diferentes sistemas operativos, programas o configuraciones con total seguridad </text:span></text:span>para tu ordenador real ya que, <text:span text:style-name="T13">si algo falla en la máquina virtual, este fallo no afectará en absoluto al ordenador que la ejecuta</text:span>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Charter" svg:font-family="Charter, Georgia, serif"/>
    <style:font-face style:name="Liberation Serif" svg:font-family="'Liberation Serif'" style:font-family-generic="roman" style:font-pitch="variable"/>
    <style:font-face style:name="Open Sans" svg:font-family="'Open Sans', Helvetica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system-ui, BlinkMacSystemFont, 'Segoe UI', Roboto, Oxygen-Sans, Ubuntu, Cantarell, 'Helvetica Neue', sans-serif"/>
    <style:font-face style:name="metropolislight" svg:font-family="metropolislight"/>
    <style:font-face style:name="verdana" svg:font-family="verdana, genev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9T19:54:28.190000000</dc:date>
    <meta:editing-duration>PT9M40S</meta:editing-duration>
    <meta:editing-cycles>1</meta:editing-cycles>
    <meta:document-statistic meta:table-count="0" meta:image-count="0" meta:object-count="0" meta:page-count="1" meta:paragraph-count="10" meta:word-count="347" meta:character-count="2268" meta:non-whitespace-character-count="1925"/>
    <meta:generator>LibreOffice/7.2.4.1$Windows_X86_64 LibreOffice_project/27d75539669ac387bb498e35313b970b7fe9c4f9</meta:generator>
  </office:meta>
</office:document-meta>
</file>